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3.886cm"/>
    </style:style>
    <style:style style:name="co5" style:family="table-column">
      <style:table-column-properties fo:break-before="auto" style:column-width="3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 table:style-name="Default" office:value-type="string" calcext:value-type="string">
            <text:p>Serial (Local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640028" calcext:value-type="float">
            <text:p>0.640028</text:p>
          </table:table-cell>
          <table:table-cell office:value-type="float" office:value="0.610172" calcext:value-type="float">
            <text:p>0.610172</text:p>
          </table:table-cell>
          <table:table-cell office:value-type="float" office:value="0.609781" calcext:value-type="float">
            <text:p>0.609781</text:p>
          </table:table-cell>
          <table:table-cell table:formula="of:=AVERAGE([.C3:.E3])" office:value-type="float" office:value="0.619993666666667" calcext:value-type="float">
            <text:p>0.61999366666666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657678" calcext:value-type="float">
            <text:p>0.657678</text:p>
          </table:table-cell>
          <table:table-cell office:value-type="float" office:value="0.670037" calcext:value-type="float">
            <text:p>0.670037</text:p>
          </table:table-cell>
          <table:table-cell office:value-type="float" office:value="0.644114" calcext:value-type="float">
            <text:p>0.644114</text:p>
          </table:table-cell>
          <table:table-cell table:formula="of:=AVERAGE([.C4:.E4])" office:value-type="float" office:value="0.657276333333333" calcext:value-type="float">
            <text:p>0.657276333333333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0.753935" calcext:value-type="float">
            <text:p>0.753935</text:p>
          </table:table-cell>
          <table:table-cell office:value-type="float" office:value="0.815434" calcext:value-type="float">
            <text:p>0.815434</text:p>
          </table:table-cell>
          <table:table-cell office:value-type="float" office:value="0.747971" calcext:value-type="float">
            <text:p>0.747971</text:p>
          </table:table-cell>
          <table:table-cell table:formula="of:=AVERAGE([.C5:.E5])" office:value-type="float" office:value="0.772446666666667" calcext:value-type="float">
            <text:p>0.772446666666667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0.867458" calcext:value-type="float">
            <text:p>0.867458</text:p>
          </table:table-cell>
          <table:table-cell office:value-type="float" office:value="0.846664" calcext:value-type="float">
            <text:p>0.846664</text:p>
          </table:table-cell>
          <table:table-cell office:value-type="float" office:value="0.847919" calcext:value-type="float">
            <text:p>0.847919</text:p>
          </table:table-cell>
          <table:table-cell table:formula="of:=AVERAGE([.C6:.E6])" office:value-type="float" office:value="0.854013666666667" calcext:value-type="float">
            <text:p>0.854013666666667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formula="of:=AVERAGE([.C18:.E18])" office:value-type="float" office:value="0.496557333333333" calcext:value-type="float">
            <text:p>0.496557333333333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formula="of:=AVERAGE([.C19:.E19])" office:value-type="float" office:value="0.484986" calcext:value-type="float">
            <text:p>0.484986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9:.E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10:.E1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11:.E1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12:.E1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13:.E1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14:.E1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Loca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.493801" calcext:value-type="float">
            <text:p>0.493801</text:p>
          </table:table-cell>
          <table:table-cell office:value-type="float" office:value="0.492384" calcext:value-type="float">
            <text:p>0.492384</text:p>
          </table:table-cell>
          <table:table-cell office:value-type="float" office:value="0.503487" calcext:value-type="float">
            <text:p>0.503487</text:p>
          </table:table-cell>
          <table:table-cell table:formula="of:=AVERAGE([.C18:.E18])" office:value-type="float" office:value="0.496557333333333" calcext:value-type="float">
            <text:p>0.496557333333333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.478617" calcext:value-type="float">
            <text:p>0.478617</text:p>
          </table:table-cell>
          <table:table-cell office:value-type="float" office:value="0.493248" calcext:value-type="float">
            <text:p>0.493248</text:p>
          </table:table-cell>
          <table:table-cell office:value-type="float" office:value="0.483093" calcext:value-type="float">
            <text:p>0.483093</text:p>
          </table:table-cell>
          <table:table-cell table:formula="of:=AVERAGE([.C19:.E19])" office:value-type="float" office:value="0.484986" calcext:value-type="float">
            <text:p>0.484986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20:.E2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21:.E2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22:.E2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23:.E2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24:.E2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25:.E2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26:.E2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27:.E2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28:.E2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29:.E2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allel (Mult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office:value-type="string" calcext:value-type="string">
            <text:p>Average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33:.E3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34:.E3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35:.E35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36:.E36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37:.E37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38:.E38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39:.E39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40:.E40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AVERAGE([.C41:.E41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AVERAGE([.C42:.E42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AVERAGE([.C43:.E43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AVERAGE([.C44:.E44])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1:10:04.722860187</meta:creation-date>
    <dc:date>2024-05-30T02:13:57.026181363</dc:date>
    <meta:editing-duration>PT1H3M44S</meta:editing-duration>
    <meta:editing-cycles>20</meta:editing-cycles>
    <meta:generator>LibreOffice/7.3.7.2$Linux_X86_64 LibreOffice_project/30$Build-2</meta:generator>
    <meta:document-statistic meta:table-count="1" meta:cell-count="147" meta:object-count="0"/>
  </office:meta>
</office:document-meta>
</file>